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5000001D3819C4120.png" manifest:media-type="image/png"/>
  <manifest:file-entry manifest:full-path="Pictures/10000000000002B7000000F5CDCAA6F2.png" manifest:media-type="image/png"/>
  <manifest:file-entry manifest:full-path="Pictures/10000000000002FE00000146A5E0147C.png" manifest:media-type="image/png"/>
  <manifest:file-entry manifest:full-path="Pictures/10000000000002B7000000C2215AB44E.png" manifest:media-type="image/png"/>
  <manifest:file-entry manifest:full-path="Pictures/10000000000002250000006F86022139.png" manifest:media-type="image/png"/>
  <manifest:file-entry manifest:full-path="Pictures/10000000000002A0000001672DCAA8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984" officeooo:paragraph-rsid="0008d98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F:</text:p>
      <text:p text:style-name="Standard"><draw:frame draw:style-name="fr1" draw:name="Image1" text:anchor-type="paragraph" svg:x="0.5236in" svg:y="0.1819in" svg:width="4.5827in" svg:height="2.6484in" draw:z-index="0"><draw:image xlink:href="Pictures/10000000000002A0000001672DCAA891.png" xlink:type="simple" xlink:show="embed" xlink:actuate="onLoad"/></draw:frame></text:p>
      <text:p text:style-name="Standard"/>
      <text:p text:style-name="Standard"/>
      <text:p text:style-name="Standard"><draw:frame draw:style-name="fr2" draw:name="Image2" text:anchor-type="paragraph" svg:x="0.4146in" svg:y="0.0681in" svg:width="4.5217in" svg:height="1.048in" draw:z-index="1"><draw:image xlink:href="Pictures/10000000000002B7000000C2215AB44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G:</text:p>
      <text:p text:style-name="P1"><draw:frame draw:style-name="fr3" draw:name="Image3" text:anchor-type="paragraph" svg:width="4.452in" svg:height="2.0264in" draw:z-index="2"><draw:image xlink:href="Pictures/10000000000002FE00000146A5E0147C.png" xlink:type="simple" xlink:show="embed" xlink:actuate="onLoad"/></draw:frame></text:p>
      <text:p text:style-name="P1"/>
      <text:p text:style-name="P1"><draw:frame draw:style-name="fr3" draw:name="Image4" text:anchor-type="paragraph" svg:width="4.0661in" svg:height="0.5866in" draw:z-index="3"><draw:image xlink:href="Pictures/10000000000002250000006F86022139.png" xlink:type="simple" xlink:show="embed" xlink:actuate="onLoad"/></draw:frame>H:</text:p>
      <text:p text:style-name="P1"/>
      <text:p text:style-name="P1"><draw:frame draw:style-name="fr3" draw:name="Image5" text:anchor-type="paragraph" svg:width="4.8634in" svg:height="2.7335in" draw:z-index="4"><draw:image xlink:href="Pictures/1000000000000305000001D3819C4120.png" xlink:type="simple" xlink:show="embed" xlink:actuate="onLoad"/></draw:frame><text:soft-page-break/></text:p>
      <text:p text:style-name="P1"/>
      <text:p text:style-name="P1"><draw:frame draw:style-name="fr3" draw:name="Image6" text:anchor-type="paragraph" svg:width="4.3583in" svg:height="1.6846in" draw:z-index="5"><draw:image xlink:href="Pictures/10000000000002B7000000F5CDCAA6F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23:13:07.585714673</meta:creation-date>
    <dc:date>2015-05-17T23:22:56.716250462</dc:date>
    <meta:editing-duration>PT3M26S</meta:editing-duration>
    <meta:editing-cycles>2</meta:editing-cycles>
    <meta:generator>LibreOffice/4.2.7.2$Linux_X86_64 LibreOffice_project/420m0$Build-2</meta:generator>
    <meta:document-statistic meta:table-count="0" meta:image-count="6" meta:object-count="0" meta:page-count="2" meta:paragraph-count="3" meta:word-count="3" meta:character-count="6" meta:non-whitespace-character-count="6"/>
  </office:meta>
</office:document-meta>
</file>